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0192" officeooo:paragraph-rsid="001d0192"/>
    </style:style>
    <style:style style:name="T1" style:family="text">
      <style:text-properties style:text-position="super 58%"/>
    </style:style>
    <style:style style:name="T2" style:family="text">
      <style:text-properties officeooo:rsid="001e7920"/>
    </style:style>
    <style:style style:name="T3" style:family="text">
      <style:text-properties officeooo:rsid="00204c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iography Alan Turing</text:p>
      <text:p text:style-name="P1"/>
      <text:p text:style-name="P1">“We can only see a short distance ahead, but we can see plenty there that needs to be done.”</text:p>
      <text:p text:style-name="P1"><text:tab/>-Alan Turing</text:p>
      <text:p text:style-name="P1"/>
      <text:p text:style-name="P1">Every once in a while comes along a man whose <text:span text:style-name="T3">out-of-the-world</text:span> thinking and spirit covertly revolutionizes the world. Alan Turing was one of <text:span text:style-name="T2">such</text:span> geniuses.</text:p>
      <text:p text:style-name="P1"/>
      <text:p text:style-name="P1">Born in Maida Vale, London on 23<text:span text:style-name="T1">rd</text:span> June, 1912, Alan Mathison Turing was the son of a public servant. 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5T15:24:56.194181826</meta:creation-date>
    <dc:date>2021-10-25T15:47:31.459413656</dc:date>
    <meta:editing-duration>PT3M3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5" meta:word-count="68" meta:character-count="383" meta:non-whitespace-character-count="317"/>
  </office:meta>
</office:document-meta>
</file>